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Söhne Mono" svg:font-family="'Söhne Mono', Monaco, 'Andale Mono', 'Ubuntu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fd199" officeooo:paragraph-rsid="001fd199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2pt" fo:font-weight="bold" officeooo:rsid="001fd199" officeooo:paragraph-rsid="001fd199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fd199" officeooo:paragraph-rsid="001e8366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e2877" officeooo:paragraph-rsid="001e2877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1e2877" officeooo:paragraph-rsid="001e2877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officeooo:rsid="001fd199" officeooo:paragraph-rsid="001e8366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e2877" officeooo:paragraph-rsid="0024f3b4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officeooo:rsid="0023741b" officeooo:paragraph-rsid="0023741b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SFMono-Regular" fo:font-size="12pt" fo:letter-spacing="normal" fo:font-style="normal" fo:font-weight="bold" officeooo:rsid="001fd199" officeooo:paragraph-rsid="001e2877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SFMono-Regular" fo:font-size="12pt" fo:letter-spacing="normal" fo:font-style="normal" fo:font-weight="normal" officeooo:rsid="001fd199" officeooo:paragraph-rsid="001e287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SFMono-Regular" fo:font-size="12pt" fo:letter-spacing="normal" fo:font-style="normal" fo:font-weight="normal" officeooo:rsid="0024f3b4" officeooo:paragraph-rsid="0024f3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SFMono-Regular" fo:font-size="12pt" fo:letter-spacing="normal" fo:font-style="normal" fo:font-weight="normal" officeooo:rsid="0026a09a" officeooo:paragraph-rsid="0026a09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SFMono-Regular" fo:font-size="12pt" fo:letter-spacing="normal" fo:font-style="normal" fo:font-weight="normal" officeooo:rsid="0026a09a" officeooo:paragraph-rsid="0027913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break-before="page"/>
      <style:text-properties fo:font-variant="normal" fo:text-transform="none" fo:color="#000000" style:text-line-through-style="solid" style:text-line-through-type="single" style:font-name="SFMono-Regular" fo:font-size="12pt" fo:letter-spacing="normal" fo:font-style="normal" fo:font-weight="bold" officeooo:rsid="001fd199" officeooo:paragraph-rsid="001e2877" fo:background-color="transparent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Preformatted_20_Text">
      <style:text-properties fo:font-variant="normal" fo:text-transform="none" fo:color="#000000" style:text-line-through-style="none" style:text-line-through-type="none" style:font-name="SFMono-Regular" fo:font-size="12pt" fo:letter-spacing="normal" fo:font-style="normal" fo:font-weight="normal" officeooo:rsid="0026a09a" officeooo:paragraph-rsid="0026a09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>
      <style:text-properties fo:font-variant="normal" fo:text-transform="none" fo:color="#000000" style:text-line-through-style="none" style:text-line-through-type="none" style:font-name="SFMono-Regular" fo:font-size="12pt" fo:letter-spacing="normal" fo:font-style="normal" fo:font-weight="normal" officeooo:rsid="00279132" officeooo:paragraph-rsid="0027913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>
      <style:text-properties fo:font-variant="normal" fo:text-transform="none" fo:color="#000000" style:text-line-through-style="none" style:text-line-through-type="none" style:font-name="SFMono-Regular" fo:font-size="12pt" fo:letter-spacing="normal" fo:font-style="normal" fo:font-weight="normal" officeooo:rsid="00275db9" officeooo:paragraph-rsid="00275db9" fo:background-color="#fff20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break-before="page"/>
      <style:text-properties fo:font-variant="normal" fo:text-transform="none" fo:color="#000000" style:text-line-through-style="none" style:text-line-through-type="none" style:font-name="SFMono-Regular" fo:font-size="12pt" fo:letter-spacing="normal" fo:font-style="normal" fo:font-weight="bold" officeooo:rsid="00275db9" officeooo:paragraph-rsid="00275db9" fo:background-color="transparent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beb3" style:font-weight-asian="normal" style:font-weight-complex="normal"/>
    </style:style>
    <style:style style:name="T3" style:family="text">
      <style:text-properties fo:font-weight="normal" officeooo:rsid="00227c6c" style:font-weight-asian="normal" style:font-weight-complex="normal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279132" fo:background-color="#fff200" loext:char-shading-value="0"/>
    </style:style>
    <style:style style:name="T6" style:family="text">
      <style:text-properties officeooo:rsid="001fcde3"/>
    </style:style>
    <style:style style:name="T7" style:family="text">
      <style:text-properties officeooo:rsid="0026a09a"/>
    </style:style>
    <style:style style:name="T8" style:family="text">
      <style:text-properties officeooo:rsid="00275db9"/>
    </style:style>
    <style:style style:name="T9" style:family="text">
      <style:text-properties officeooo:rsid="002791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span text:style-name="T6">4</text:span> - Report</text:p>
      <text:p text:style-name="P3">Gruppe 23 - Florian Werkl, Stefan Schörkmeier</text:p>
      <text:p text:style-name="P3"/>
      <text:p text:style-name="P3">Image(s) showing your trajectories (similar to those in Fig. 1)</text:p>
      <text:p text:style-name="P8">We understood the assignment that we should simply capture the paths waypoint to waypoint. So here we have 4 images:</text:p>
      <text:p text:style-name="P8"/>
      <text:p text:style-name="P7"><text:span text:style-name="T4">TODO</text:span> <text:span text:style-name="T1">insert </text:span><text:span text:style-name="T2">4</text:span><text:span text:style-name="T1">picture</text:span><text:span text:style-name="T2">s</text:span><text:span text:style-name="T1">, </text:span><text:span text:style-name="T2">wp0-wp1 … just zoom in in the cube thingy </text:span><text:span text:style-name="T3">of the given octomap</text:span></text:p>
      <text:p text:style-name="P8">WP0 – WP1</text:p>
      <text:p text:style-name="P8"/>
      <text:p text:style-name="P8"/>
      <text:p text:style-name="P8">WP1 – WP2</text:p>
      <text:p text:style-name="P8"/>
      <text:p text:style-name="P8"/>
      <text:p text:style-name="P8"/>
      <text:p text:style-name="P8">WP2 – WP3 </text:p>
      <text:p text:style-name="P8"/>
      <text:p text:style-name="P8"/>
      <text:p text:style-name="P8"/>
      <text:p text:style-name="P8"/>
      <text:p text:style-name="P8">WP3 - WP0</text:p>
      <text:p text:style-name="P2"/>
      <text:p text:style-name="P4"><text:span text:style-name="T3"/></text:p>
      <text:p text:style-name="P5"/>
      <text:p text:style-name="P4"/>
      <text:p text:style-name="P14">All 4 smooth trajectories, 4 shortened paths and 4 raw traj. planner paths are provided.</text:p>
      <text:p text:style-name="P9">(Alternatively) Only 4 shortened paths and/or 4 raw traj. planner paths are provided.</text:p>
      <text:p text:style-name="P10"/>
      <text:p text:style-name="P11">Since we weren’t able to finish the smoothing of assignment 3 (see report 3 for more information) we only do have those 2 paths <text:span text:style-name="T7">(=4 shortened paths, 4 raw traj. Planner paths)</text:span>. </text:p>
      <text:p text:style-name="P11"/>
      <text:p text:style-name="P12">Please see the corresponding bag file for more information.</text:p>
      <text:p text:style-name="P11"/>
      <text:p text:style-name="P12"><text:span text:style-name="T4">TODO</text:span> I guess simply use </text:p>
      <text:p text:style-name="P12"/>
      <text:p text:style-name="P15">rosbag record -O my_bagfile.bag [topic1] [topic2] [topic3]</text:p>
      <text:p text:style-name="P15"/>
      <text:p text:style-name="P15">aka use <text:span text:style-name="T8">(hopefully no new lines in there</text:span>:</text:p>
      <text:p text:style-name="P15"/>
      <text:p text:style-name="P15">rosbag record -O my_bagfile.bag /path_planner/planned_trajectory /path_planner/planned_trajectory_raw</text:p>
      <text:p text:style-name="P15">/trajectory_generator/smooth_trajectory</text:p>
      <text:p text:style-name="P15">/trajectory_generator/smooth_trajectory_markers</text:p>
      <text:p text:style-name="P15">/trajectory_visualization/trajectory_markers</text:p>
      <text:p text:style-name="P15">/trajectory_visualization_raw/trajectory_markers_raw</text:p>
      <text:p text:style-name="P15"/>
      <text:p text:style-name="P17">TODO END</text:p>
      <text:p text:style-name="P17"/>
      <text:p text:style-name="P18">Provide videos (screen recordings) with the playback of your 4 smooth trajectories, which demonstrate that the trajectories are smooth and with no issues.</text:p>
      <text:p text:style-name="P16">We figured it still makes sense to add a video of the simplified trajectories, so that you can see that they have no issues/that the simplification was successful.</text:p>
      <text:p text:style-name="P16"/>
      <text:p text:style-name="P16"><text:s/></text:p>
      <text:p text:style-name="P16"/>
      <text:p text:style-name="P13"><text:span text:style-name="T4">TODO </text:span><text:span text:style-name="T9">Simply create a short video – I can recommend OBS studio (</text:span><text:a xlink:type="simple" xlink:href="https://obsproject.com/" text:style-name="Internet_20_link" text:visited-style-name="Visited_20_Internet_20_Link"><text:span text:style-name="T9">https://obsproject.com/</text:span></text:a><text:span text:style-name="T9">) <text:s/>if you do not have a software for tha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Söhne Mono" svg:font-family="'Söhne Mono', Monaco, 'Andale Mono', 'Ubuntu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2T16:11:34.828655841</meta:creation-date>
    <dc:date>2024-01-22T21:46:57.014285299</dc:date>
    <meta:editing-duration>PT1H8M37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3" meta:paragraph-count="26" meta:word-count="239" meta:character-count="1637" meta:non-whitespace-character-count="1413"/>
  </office:meta>
</office:document-meta>
</file>